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line-height="100%" fo:text-align="start" style:justify-single-word="false" fo:text-indent="0in" style:auto-text-indent="false"/>
      <style:text-properties officeooo:paragraph-rsid="00097550"/>
    </style:style>
    <style:style style:name="T1" style:family="text">
      <style:text-properties officeooo:rsid="00097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lights appeared out of the darkness, <text:span text:style-name="T1">roaring into view. Me and John couldn’t help but stare. She rode around us kicking up dirt and smoke. After me and John had a coughing fit he finally stepped off his motorbike – old Francesco. “I thought I told you never to come back” he growled. After getting some air into our lungs I responded “You never show up without your buddies, Where are they?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17:13.866459601</meta:creation-date>
    <dc:date>2018-09-17T11:15:35.388306767</dc:date>
    <meta:editing-duration>PT7M56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" meta:word-count="72" meta:character-count="395" meta:non-whitespace-character-count="323"/>
  </office:meta>
</office:document-meta>
</file>